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57df" officeooo:paragraph-rsid="001d57df"/>
    </style:style>
    <style:style style:name="P2" style:family="paragraph" style:parent-style-name="Standard">
      <style:text-properties officeooo:rsid="001f37ed" officeooo:paragraph-rsid="001f37ed"/>
    </style:style>
    <style:style style:name="P3" style:family="paragraph" style:parent-style-name="Standard">
      <style:text-properties officeooo:rsid="001f4725" officeooo:paragraph-rsid="001f4725"/>
    </style:style>
    <style:style style:name="P4" style:family="paragraph" style:parent-style-name="Standard">
      <style:text-properties officeooo:rsid="001f4725" officeooo:paragraph-rsid="00204424"/>
    </style:style>
    <style:style style:name="P5" style:family="paragraph" style:parent-style-name="Standard">
      <style:text-properties fo:font-style="italic" fo:text-shadow="1pt 1pt" officeooo:rsid="001f4725" officeooo:paragraph-rsid="001f4725" style:font-style-asian="italic" style:font-style-complex="italic"/>
    </style:style>
    <style:style style:name="P6" style:family="paragraph" style:parent-style-name="Standard">
      <style:text-properties fo:font-style="italic" fo:text-shadow="1pt 1pt" officeooo:rsid="0021172f" officeooo:paragraph-rsid="0021172f" style:font-style-asian="italic" style:font-style-complex="italic"/>
    </style:style>
    <style:style style:name="P7" style:family="paragraph" style:parent-style-name="Standard">
      <style:text-properties fo:font-style="italic" fo:text-shadow="1pt 1pt" officeooo:rsid="002238b7" officeooo:paragraph-rsid="002238b7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fo:text-shadow="1pt 1pt" officeooo:rsid="002238b7" officeooo:paragraph-rsid="002238b7" style:font-style-asian="italic" style:font-style-complex="italic"/>
    </style:style>
    <style:style style:name="P9" style:family="paragraph" style:parent-style-name="Standard">
      <style:text-properties fo:font-style="italic" fo:text-shadow="1pt 1pt" officeooo:rsid="0023e767" officeooo:paragraph-rsid="0023e767" style:font-style-asian="italic" style:font-style-complex="italic"/>
    </style:style>
    <style:style style:name="P10" style:family="paragraph" style:parent-style-name="Standard">
      <style:text-properties fo:font-style="italic" fo:text-shadow="1pt 1pt" officeooo:rsid="0025c0ca" officeooo:paragraph-rsid="0025c0ca" style:font-style-asian="italic" style:font-style-complex="italic"/>
    </style:style>
    <style:style style:name="P11" style:family="paragraph" style:parent-style-name="Standard">
      <style:text-properties fo:font-style="italic" fo:text-shadow="1pt 1pt" officeooo:rsid="002743a9" officeooo:paragraph-rsid="002743a9" style:font-style-asian="italic" style:font-style-complex="italic"/>
    </style:style>
    <style:style style:name="P12" style:family="paragraph" style:parent-style-name="Standard">
      <style:text-properties fo:font-style="italic" fo:text-shadow="1pt 1pt" officeooo:rsid="002787e6" officeooo:paragraph-rsid="002787e6" style:font-style-asian="italic" style:font-style-complex="italic"/>
    </style:style>
    <style:style style:name="P13" style:family="paragraph" style:parent-style-name="Standard">
      <style:text-properties fo:font-style="italic" fo:text-shadow="1pt 1pt" officeooo:rsid="00293ac5" officeooo:paragraph-rsid="00293ac5" style:font-style-asian="italic" style:font-style-complex="italic"/>
    </style:style>
    <style:style style:name="P14" style:family="paragraph" style:parent-style-name="Standard">
      <style:text-properties fo:text-shadow="1pt 1pt" officeooo:rsid="001f4725" officeooo:paragraph-rsid="00204424"/>
    </style:style>
    <style:style style:name="P15" style:family="paragraph" style:parent-style-name="Standard">
      <style:text-properties officeooo:rsid="002b32df" officeooo:paragraph-rsid="002b32df"/>
    </style:style>
    <style:style style:name="P16" style:family="paragraph" style:parent-style-name="Standard">
      <style:text-properties officeooo:rsid="002d181b" officeooo:paragraph-rsid="002d181b"/>
    </style:style>
    <style:style style:name="P17" style:family="paragraph" style:parent-style-name="Standard">
      <style:text-properties fo:font-style="italic" fo:text-shadow="1pt 1pt" officeooo:rsid="00293ac5" officeooo:paragraph-rsid="00293ac5" style:font-style-asian="italic" style:font-style-complex="italic"/>
    </style:style>
    <style:style style:name="P18" style:family="paragraph" style:parent-style-name="Standard">
      <style:text-properties fo:font-style="italic" fo:text-shadow="1pt 1pt" officeooo:rsid="002d59a7" officeooo:paragraph-rsid="002d59a7" style:font-style-asian="italic" style:font-style-complex="italic"/>
    </style:style>
    <style:style style:name="P19" style:family="paragraph" style:parent-style-name="Standard">
      <style:text-properties fo:font-style="italic" fo:text-shadow="1pt 1pt" officeooo:rsid="002d6f4b" officeooo:paragraph-rsid="002d6f4b" style:font-style-asian="italic" style:font-style-complex="italic"/>
    </style:style>
    <style:style style:name="T1" style:family="text">
      <style:text-properties officeooo:rsid="001d57df"/>
    </style:style>
    <style:style style:name="T2" style:family="text">
      <style:text-properties officeooo:rsid="002044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text-shadow="1pt 1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ET INSIDE – rails c</text:p>
      <text:p text:style-name="P16">Project.all, Project.all</text:p>
      <text:p text:style-name="P1"/>
      <text:p text:style-name="P1"/>
      <text:p text:style-name="P1">*–-------------~/Desktop/RoRProject/timetracking$ rails g model Project name:string</text:p>
      <text:p text:style-name="P1">in my project</text:p>
      <text:p text:style-name="P1"><text:span text:style-name="T2">THIS </text:span>create model – project.rb – <text:span text:style-name="T2">RUBY FILE WITH A MIGRATION (PLURALISED VERSION OF MODEL)</text:span></text:p>
      <text:p text:style-name="P1"/>
      <text:p text:style-name="P2"><text:span text:style-name="T2">*FOLDER - </text:span>MIGRATIONS – Changes in structure – in migrate – <text:span text:style-name="T2">THIS JUST CREATES A MIGRATION – WE STILL NEED TO RAKE</text:span></text:p>
      <text:p text:style-name="P1"/>
      <text:p text:style-name="P1">Project class linked to the database</text:p>
      <text:p text:style-name="P1">slide 10 </text:p>
      <text:p text:style-name="P1">classes linked to tables – objects linked to rows</text:p>
      <text:p text:style-name="P1"/>
      <text:p text:style-name="P2">model class as Project – linked to db/migrate -projects </text:p>
      <text:p text:style-name="P2"/>
      <text:p text:style-name="P2">see top: <text:span text:style-name="T1">Project name:string – </text:span>This means you want a table called name:which is a string-</text:p>
      <text:p text:style-name="P2"><text:s/>t.string :name – This is in the migrate folder</text:p>
      <text:p text:style-name="P2"/>
      <text:p text:style-name="P2">db create – create empty db</text:p>
      <text:p text:style-name="P2">*–-------------------------rake <text:a xlink:type="simple" xlink:href="db::migrate" text:style-name="Internet_20_link" text:visited-style-name="Visited_20_Internet_20_Link">db:migrate</text:a> (create a new db)</text:p>
      <text:p text:style-name="P2"/>
      <text:p text:style-name="P2">development.sqlite3 – This is the first migration or database table </text:p>
      <text:p text:style-name="P2"/>
      <text:p text:style-name="P2">DOWNLOAD sqlitebrowser </text:p>
      <text:p text:style-name="P2"/>
      <text:p text:style-name="P2"/>
      <text:p text:style-name="P3">------------------------rails g migration add_description_to_projects description:text </text:p>
      <text:p text:style-name="P4"><text:s text:c="4"/><text:span text:style-name="T4"><text:s/></text:span></text:p>
      <text:p text:style-name="P14"><text:s/><text:span text:style-name="T3">invoke <text:s/>active_record</text:span></text:p>
      <text:p text:style-name="P5"><text:s text:c="6"/>create <text:s text:c="3"/>db/migrate/20160419084141_add_description_to_projects.rb</text:p>
      <text:p text:style-name="P5">–----------------NEW MIGRATION</text:p>
      <text:p text:style-name="P7">3 ways to do it:</text:p>
      <text:p text:style-name="P6">irb(main):001:0&gt; my_project = Project.new</text:p>
      <text:p text:style-name="P6">=&gt; #&lt;Project id: nil, name: nil, created_at: nil, updated_at: nil, description: nil&gt;</text:p>
      <text:p text:style-name="P6">irb(main):002:0&gt; my_project.name = "Ironhack"</text:p>
      <text:p text:style-name="P6">=&gt; "Ironhack"</text:p>
      <text:p text:style-name="P6">irb(main):003:0&gt; my_project.name</text:p>
      <text:p text:style-name="P6">=&gt; "Ironhack"</text:p>
      <text:p text:style-name="P6">irb(main):004:0&gt; my_project.save</text:p>
      <text:p text:style-name="P5"/>
      <text:p text:style-name="P6">my_project = Project.new(name:"Ironhack",description:"This is description")</text:p>
      <text:p text:style-name="P6"/>
      <text:p text:style-name="P7">Project.create(name:"Ironhack", description:"Describe")</text:p>
      <text:p text:style-name="P7"/>
      <text:p text:style-name="P7"/>
      <text:p text:style-name="P8">ACTIVE METHODS:</text:p>
      <text:p text:style-name="P7">You CAN USE THE INDIVIDUAL COLUMNS OF THE DATABASE AS METHODS AND SET THEM:</text:p>
      <text:p text:style-name="P7">p.id e.g.</text:p>
      <text:p text:style-name="P7"><text:soft-page-break/></text:p>
      <text:p text:style-name="P7">Checking whats inside:</text:p>
      <text:p text:style-name="P7">projects = Project.all</text:p>
      <text:p text:style-name="P7">Project.find_by(name: "Ironhack")</text:p>
      <text:p text:style-name="P7">Project.where(name:'Ironhack')</text:p>
      <text:p text:style-name="P7"/>
      <text:p text:style-name="P9">Project.where("name=?",'Ironhack') – This stops SQL injection</text:p>
      <text:p text:style-name="P9">SQL injection is where people use forms to delete columns in db</text:p>
      <text:p text:style-name="P9"/>
      <text:p text:style-name="P9">????</text:p>
      <text:p text:style-name="P9">Project.where("name=?",'Ironhack').where("created_at &lt; ?", Date.yesterday)</text:p>
      <text:p text:style-name="P9"/>
      <text:p text:style-name="P10"><text:s/>Project.where("name=?",'Ironhack').where("created_at &lt; ?", Date.yesterday)</text:p>
      <text:p text:style-name="P10"><text:s text:c="2"/>Project Load (0.2ms) <text:s/>SELECT "projects".* FROM "projects" WHERE (name='Ironhack') AND (created_at &lt; '2016-04-18')</text:p>
      <text:p text:style-name="P10">=&gt; #&lt;ActiveRecord::Relation []&gt;</text:p>
      <text:p text:style-name="P10">irb(main):028:0&gt; Project.find_by(name: "Ironhack")</text:p>
      <text:p text:style-name="P10"><text:s text:c="2"/>Project Load (0.1ms) <text:s/>SELECT <text:s/>"projects".* FROM "projects" WHERE "projects"."name" = ? LIMIT 1 <text:s/>[["name", "Ironhack"]]</text:p>
      <text:p text:style-name="P10">=&gt; #&lt;Project id: 1, name: "Ironhack", created_at: "2016-04-19 09:24:36", updated_at: "2016-04-19 09:24:36", description: nil&gt;</text:p>
      <text:p text:style-name="P10">irb(main):029:0&gt; </text:p>
      <text:p text:style-name="P10"/>
      <text:p text:style-name="P10"/>
      <text:p text:style-name="P10">find by – only 1 found</text:p>
      <text:p text:style-name="P10"/>
      <text:p text:style-name="P11">d – Date.current</text:p>
      <text:p text:style-name="P11"/>
      <text:p text:style-name="P11">Not named IH</text:p>
      <text:p text:style-name="P11">Project.where.not(name:"Ironhack")</text:p>
      <text:p text:style-name="P11"/>
      <text:p text:style-name="P11"/>
      <text:p text:style-name="P12">irb(main):030:0&gt; date = Time.now.midnight - 1.month</text:p>
      <text:p text:style-name="P12">=&gt; 2016-03-19 00:00:00 +0100</text:p>
      <text:p text:style-name="P12">irb(main):031:0&gt; projects = Project.where("created_at &gt; ?", date)</text:p>
      <text:p text:style-name="P12">.order(“name ASC”)</text:p>
      <text:p text:style-name="P12"/>
      <text:p text:style-name="P12">SET TIME VARIABLES (2) – THEN WE CHECK TO AND FROM FOR NEW FILES:</text:p>
      <text:p text:style-name="P12">irb(main):034:0&gt; from = Time.now.midnight - 1</text:p>
      <text:p text:style-name="P12">=&gt; 2016-04-18 23:59:59 +0200</text:p>
      <text:p text:style-name="P12">irb(main):035:0&gt; to = Time.now.midnight</text:p>
      <text:p text:style-name="P12">=&gt; 2016-04-19 00:00:00 +0200</text:p>
      <text:p text:style-name="P12">irb(main):036:0&gt; Project.where(updated_at: from..to)</text:p>
      <text:p text:style-name="P12"><text:s text:c="2"/>Project Load (0.2ms) <text:s/>SELECT "projects".* FROM "projects" WHERE ("projects"."updated_at" BETWEEN '2016-04-18 21:59:59.000000' AND '2016-04-18 22:00:00.000000')</text:p>
      <text:p text:style-name="P12">=&gt; #&lt;ActiveRecord::Relation []&gt;</text:p>
      <text:p text:style-name="P12">irb(main):037:0&gt; </text:p>
      <text:p text:style-name="P12"/>
      <text:p text:style-name="P12">FIND BY ID</text:p>
      <text:p text:style-name="P12">Project.find_by(id:3)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3">Connecting the controller to the model(the model contains the database)</text:p>
      <text:p text:style-name="P13">class ProjectsController &lt; ApplicationController</text:p>
      <text:p text:style-name="P13"/>
      <text:p text:style-name="P13"><text:tab/>def index</text:p>
      <text:p text:style-name="P13"><text:tab/><text:tab/>@projects = Project.order(created_at: :desc).limit(10)</text:p>
      <text:p text:style-name="P13"><text:tab/>end</text:p>
      <text:p text:style-name="P13">end</text:p>
      <text:p text:style-name="P13"/>
      <text:p text:style-name="P13"/>
      <text:p text:style-name="P13">In the (rails) routes <text:s text:c="12"/>get '/projects' =&gt; 'projects#index'</text:p>
      <text:p text:style-name="P13"/>
      <text:p text:style-name="P13">index – this relates to the webpage.erb</text:p>
      <text:p text:style-name="P13"/>
      <text:p text:style-name="P13"/>
      <text:p text:style-name="P13">Calling the database</text:p>
      <text:p text:style-name="P13">class ProjectsController &lt; ApplicationController</text:p>
      <text:p text:style-name="P13"><text:tab/>def index</text:p>
      <text:p text:style-name="P13"><text:tab/><text:tab/><text:span text:style-name="T5">@projects = Project.order(created_at: :desc).limit(10)</text:span></text:p>
      <text:p text:style-name="P13"><text:tab/>end</text:p>
      <text:p text:style-name="P13">end</text:p>
      <text:p text:style-name="P13"/>
      <text:p text:style-name="P13">CREATE A NEW ERB FILE CALLED INDEX WHICH IS IN PROJECTS/VIEW FILE</text:p>
      <text:p text:style-name="P13"/>
      <text:p text:style-name="P13">&lt;ul&gt;</text:p>
      <text:p text:style-name="P13"><text:tab/>&lt;% @projects.each do <text:s/>|project| <text:s/>%&gt;</text:p>
      <text:p text:style-name="P13"><text:tab/>&lt;li&gt;</text:p>
      <text:p text:style-name="P13"><text:tab/>&lt;%= project.name %&gt;</text:p>
      <text:p text:style-name="P13"><text:tab/>&lt;/li&gt;</text:p>
      <text:p text:style-name="P13"><text:tab/>&lt;% end %&gt;</text:p>
      <text:p text:style-name="P13"/>
      <text:p text:style-name="P13">&lt;/ul&gt;</text:p>
      <text:p text:style-name="P13"/>
      <text:p text:style-name="P13"/>
      <text:p text:style-name="P18">1.create model</text:p>
      <text:p text:style-name="P18">2.rake – for new db</text:p>
      <text:p text:style-name="P18">3.</text:p>
      <text:p text:style-name="P18"/>
      <text:p text:style-name="P18"/>
      <text:p text:style-name="P18">def address</text:p>
      <text:p text:style-name="P18"/>
      <text:p text:style-name="P18">end</text:p>
      <text:p text:style-name="P18"/>
      <text:p text:style-name="P18">def phone_number</text:p>
      <text:p text:style-name="P18"/>
      <text:p text:style-name="P18">end</text:p>
      <text:p text:style-name="P18"/>
      <text:p text:style-name="P18">def email</text:p>
      <text:p text:style-name="P18"/>
      <text:p text:style-name="P18"><text:soft-page-break/>end</text:p>
      <text:p text:style-name="P18"/>
      <text:p text:style-name="P18">def name</text:p>
      <text:p text:style-name="P18"/>
      <text:p text:style-name="P18">end</text:p>
      <text:p text:style-name="P18"/>
      <text:p text:style-name="P18"/>
      <text:p text:style-name="P19">model with multi-fields</text:p>
      <text:p text:style-name="P19">rails generate model Project name:string address:string phone_number:integer email_address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9:58:06.277748254</meta:creation-date>
    <dc:date>2016-04-19T15:14:47.868558719</dc:date>
    <meta:editing-duration>PT1H54M2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4" meta:paragraph-count="103" meta:word-count="469" meta:character-count="3914" meta:non-whitespace-character-count="3471"/>
  </office:meta>
</office:document-meta>
</file>